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Courier, monospace"/>
    <style:font-face style:name="Helvetica Neue" svg:font-family="'Helvetica Neue', Helvetica, Arial, sans-serif"/>
    <style:font-face style:name="Lucida Grande" svg:font-family="'Lucida Grande', Arial, sans-serif"/>
    <style:font-face style:name="Montserrat" svg:font-family="Montserrat, 'Helvetica Neue', Helvetica, Arial, sans-serif"/>
    <style:font-face style:name="monospace" svg:font-family="monospace, sans-serif"/>
    <style:font-face style:name="sans-serif" svg:font-family="sans-serif"/>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in" fo:margin-right="0in" fo:margin-top="0in" fo:margin-bottom="0.0874in" fo:text-indent="0in" style:auto-text-indent="false"/>
    </style:style>
    <style:style style:name="P3" style:family="paragraph" style:parent-style-name="Text_20_body">
      <style:paragraph-properties fo:margin-left="0in" fo:margin-right="0in" fo:margin-top="0in" fo:margin-bottom="0.0874in" fo:orphans="2" fo:widows="2" fo:text-indent="0in" style:auto-text-indent="false"/>
    </style:style>
    <style:style style:name="P4" style:family="paragraph" style:parent-style-name="Text_20_body">
      <style:paragraph-properties fo:margin-left="0in" fo:margin-right="0in" fo:margin-top="0in" fo:margin-bottom="0.0874in" fo:orphans="2" fo:widows="2" fo:text-indent="0in" style:auto-text-indent="false"/>
      <style:text-properties fo:font-variant="normal" fo:text-transform="none" fo:color="#333333" style:font-name="Helvetica Neue" fo:font-size="14pt" fo:letter-spacing="normal" fo:font-style="normal" fo:font-weight="normal" style:font-size-asian="14pt" style:font-size-complex="14pt"/>
    </style:style>
    <style:style style:name="P5" style:family="paragraph" style:parent-style-name="Text_20_body">
      <style:paragraph-properties fo:margin-left="0in" fo:margin-right="0in" fo:margin-top="0in" fo:margin-bottom="0in" fo:orphans="2" fo:widows="2" fo:text-indent="0in" style:auto-text-indent="false" fo:padding-left="0.0437in" fo:padding-right="0.0437in" fo:padding-top="0.0193in" fo:padding-bottom="0.0193in" fo:border="0.0008in solid #eaeaea"/>
    </style:style>
    <style:style style:name="P6" style:family="paragraph" style:parent-style-name="Text_20_body">
      <style:paragraph-properties fo:margin-left="0in" fo:margin-right="0in" fo:margin-top="0in" fo:margin-bottom="0in" fo:orphans="2" fo:widows="2" fo:text-indent="0in" style:auto-text-indent="false" fo:padding-left="0.0437in" fo:padding-right="0.0437in" fo:padding-top="0.0193in" fo:padding-bottom="0.0193in" fo:border="0.0008in solid #eaeaea"/>
      <style:text-properties fo:font-size="14pt" style:font-size-asian="14pt" style:font-size-complex="14pt"/>
    </style:style>
    <style:style style:name="P7" style:family="paragraph" style:parent-style-name="Text_20_body">
      <style:paragraph-properties fo:margin-left="0in" fo:margin-right="0in" fo:margin-top="0in" fo:margin-bottom="0in" fo:orphans="2" fo:widows="2" fo:text-indent="0in" style:auto-text-indent="false" fo:padding-left="0.0437in" fo:padding-right="0.0437in" fo:padding-top="0.0193in" fo:padding-bottom="0.0193in" fo:border="0.0008in solid #eaeaea"/>
      <style:text-properties fo:font-size="14pt" style:text-underline-style="solid" style:text-underline-width="auto" style:text-underline-color="font-color" style:font-size-asian="14pt" style:font-size-complex="14pt"/>
    </style:style>
    <style:style style:name="P8" style:family="paragraph" style:parent-style-name="Text_20_body" style:list-style-name="L1">
      <style:paragraph-properties fo:margin-left="0in" fo:margin-right="0in" fo:margin-top="0in" fo:margin-bottom="0in" fo:orphans="2" fo:widows="2" fo:text-indent="0in" style:auto-text-indent="false" fo:padding-left="0.0437in" fo:padding-right="0.0437in" fo:padding-top="0.0193in" fo:padding-bottom="0.0193in" fo:border="0.0008in solid #eaeaea"/>
      <style:text-properties fo:font-size="14pt" style:text-underline-style="solid" style:text-underline-width="auto" style:text-underline-color="font-color" style:font-size-asian="14pt" style:font-size-complex="14pt"/>
    </style:style>
    <style:style style:name="P9" style:family="paragraph" style:parent-style-name="Text_20_body">
      <style:paragraph-properties fo:margin-left="0.0173in" fo:margin-right="0.0173in" fo:margin-top="0in" fo:margin-bottom="0in" fo:orphans="2" fo:widows="2" fo:text-indent="0in" style:auto-text-indent="false" fo:padding-left="0.0437in" fo:padding-right="0.0437in" fo:padding-top="0.0193in" fo:padding-bottom="0.0193in" fo:border="0.0008in solid #eaeaea"/>
    </style:style>
    <style:style style:name="P10" style:family="paragraph" style:parent-style-name="Heading_20_3">
      <style:paragraph-properties fo:margin-left="0in" fo:margin-right="0in" fo:margin-top="0in" fo:margin-bottom="0in" fo:orphans="2" fo:widows="2" fo:text-indent="0in" style:auto-text-indent="false" fo:padding-left="0.0437in" fo:padding-right="0.0437in" fo:padding-top="0.0193in" fo:padding-bottom="0.0193in" fo:border="0.0008in solid #eaeaea"/>
      <style:text-properties fo:font-variant="normal" fo:text-transform="none" fo:color="#555555" style:font-name="Montserrat" fo:font-size="14pt" fo:letter-spacing="normal" fo:font-style="normal" fo:font-weight="normal" style:font-size-asian="14pt" style:font-size-complex="14pt"/>
    </style:style>
    <style:style style:name="P11" style:family="paragraph" style:parent-style-name="Heading_20_3">
      <style:paragraph-properties fo:margin-top="0.1756in" fo:margin-bottom="0.0874in" fo:line-height="110%"/>
      <style:text-properties fo:color="#555555" style:font-name="Montserrat" fo:font-size="14pt" fo:font-weight="normal"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Heading_20_2">
      <style:text-properties fo:font-variant="normal" fo:text-transform="none" fo:color="#555555" style:font-name="Montserrat" fo:font-size="14pt" fo:letter-spacing="normal" fo:font-style="normal" fo:font-weight="normal" style:font-size-asian="14pt" style:font-size-complex="14pt"/>
    </style:style>
    <style:style style:name="P14" style:family="paragraph" style:parent-style-name="Heading_20_2">
      <style:text-properties fo:color="#555555" style:font-name="Montserrat" fo:font-size="14pt" fo:font-weight="normal" style:font-size-asian="14pt" style:font-size-complex="14pt"/>
    </style:style>
    <style:style style:name="P15" style:family="paragraph" style:parent-style-name="Preformatted_20_Text">
      <style:paragraph-properties fo:margin-left="0in" fo:margin-right="0in" fo:margin-top="0in" fo:margin-bottom="0in" style:line-height-at-least="0.1665in" fo:orphans="2" fo:widows="2" fo:text-indent="0in" style:auto-text-indent="false" fo:background-color="#f8f8f8" fo:padding="0in" fo:border="none">
        <style:background-image/>
      </style:paragraph-properties>
    </style:style>
    <style:style style:name="P16" style:family="paragraph" style:parent-style-name="Preformatted_20_Text">
      <style:paragraph-properties fo:margin-left="0in" fo:margin-right="0in" fo:margin-top="0in" fo:margin-bottom="0in" style:line-height-at-least="0.1665in" fo:orphans="2" fo:widows="2" fo:text-indent="0in" style:auto-text-indent="false" fo:background-color="#f8f8f8" fo:padding="0in" fo:border="none">
        <style:background-image/>
      </style:paragraph-properties>
      <style:text-properties fo:color="#333333" style:font-name="Consolas" fo:font-size="14pt" style:font-size-asian="14pt" style:font-size-complex="14pt"/>
    </style:style>
    <style:style style:name="P17" style:family="paragraph" style:parent-style-name="Preformatted_20_Text">
      <style:paragraph-properties fo:margin-top="0in" fo:margin-bottom="0in" style:line-height-at-least="0.1665in" fo:orphans="2" fo:widows="2" fo:background-color="#f8f8f8" fo:padding="0in" fo:border="none">
        <style:background-image/>
      </style:paragraph-properties>
    </style:style>
    <style:style style:name="P18" style:family="paragraph" style:parent-style-name="Preformatted_20_Text">
      <style:paragraph-properties fo:margin-top="0in" fo:margin-bottom="0in" style:line-height-at-least="0.1665in" fo:orphans="2" fo:widows="2" fo:background-color="#f8f8f8" fo:padding="0in" fo:border="none">
        <style:background-image/>
      </style:paragraph-properties>
      <style:text-properties fo:font-size="14pt" style:font-size-asian="14pt" style:font-size-complex="14pt"/>
    </style:style>
    <style:style style:name="P19" style:family="paragraph" style:parent-style-name="Heading_20_1">
      <style:paragraph-properties fo:margin-left="0in" fo:margin-right="0in" fo:margin-top="0in" fo:margin-bottom="0in" fo:orphans="2" fo:widows="2" fo:text-indent="0in" style:auto-text-indent="false" fo:padding-left="0.0437in" fo:padding-right="0.0437in" fo:padding-top="0.0193in" fo:padding-bottom="0.0193in" fo:border="0.0008in solid #eaeaea"/>
      <style:text-properties fo:font-variant="normal" fo:text-transform="none" fo:color="#003300" style:font-name="serif" fo:font-size="14pt" fo:letter-spacing="normal" fo:font-style="normal" style:text-underline-style="solid" style:text-underline-width="auto" style:text-underline-color="font-color" fo:font-weight="bold" style:font-size-asian="14pt" style:font-size-complex="14pt"/>
    </style:style>
    <style:style style:name="T1" style:family="text">
      <style:text-properties fo:color="#333333" style:font-name="Helvetica Neue"/>
    </style:style>
    <style:style style:name="T2" style:family="text">
      <style:text-properties fo:color="#333333" style:font-name="Helvetica Neue" fo:font-size="8.85000038146973pt"/>
    </style:style>
    <style:style style:name="T3" style:family="text">
      <style:text-properties fo:color="#333333" style:font-name="Helvetica Neue" fo:font-weight="normal"/>
    </style:style>
    <style:style style:name="T4" style:family="text">
      <style:text-properties fo:color="#333333" style:font-name="sans-serif" fo:font-style="italic" fo:font-weight="normal"/>
    </style:style>
    <style:style style:name="T5" style:family="text">
      <style:text-properties fo:font-variant="normal" fo:text-transform="none" fo:color="#333333" style:font-name="Consolas" fo:font-size="8.19999980926514pt" fo:letter-spacing="normal" fo:font-style="normal" fo:font-weight="bold" fo:background-color="transparent"/>
    </style:style>
    <style:style style:name="T6" style:family="text">
      <style:text-properties fo:font-variant="normal" fo:text-transform="none" fo:color="#333333" style:font-name="Consolas" fo:font-size="8.19999980926514pt" fo:letter-spacing="normal" fo:font-style="normal" fo:font-weight="normal"/>
    </style:style>
    <style:style style:name="T7" style:family="text">
      <style:text-properties fo:font-variant="normal" fo:text-transform="none" fo:color="#333333" style:font-name="Consolas" fo:font-size="8.19999980926514pt" fo:letter-spacing="normal" fo:font-style="normal" fo:font-weight="normal" fo:background-color="transparent"/>
    </style:style>
    <style:style style:name="T8" style:family="text">
      <style:text-properties fo:font-variant="normal" fo:text-transform="none" fo:color="#333333" style:font-name="Consolas" fo:font-size="7.59999990463257pt" fo:letter-spacing="normal" fo:font-style="normal" fo:font-weight="normal" fo:background-color="#f8f8f8"/>
    </style:style>
    <style:style style:name="T9" style:family="text">
      <style:text-properties fo:font-variant="normal" fo:text-transform="none" fo:color="#333333" style:font-name="Consolas" fo:letter-spacing="normal" fo:font-style="normal" fo:font-weight="bold" fo:background-color="transparent"/>
    </style:style>
    <style:style style:name="T10" style:family="text">
      <style:text-properties fo:font-variant="normal" fo:text-transform="none" fo:color="#333333" style:font-name="Consolas" fo:letter-spacing="normal" fo:font-style="normal" fo:font-weight="normal"/>
    </style:style>
    <style:style style:name="T11" style:family="text">
      <style:text-properties fo:font-variant="normal" fo:text-transform="none" fo:color="#333333" style:font-name="Consolas" fo:letter-spacing="normal" fo:font-style="normal" fo:font-weight="normal" fo:background-color="transparent"/>
    </style:style>
    <style:style style:name="T12" style:family="text">
      <style:text-properties fo:font-variant="normal" fo:text-transform="none" fo:color="#333333" style:font-name="Consolas" fo:letter-spacing="normal" fo:font-style="normal" fo:font-weight="normal" fo:background-color="#f8f8f8"/>
    </style:style>
    <style:style style:name="T13" style:family="text">
      <style:text-properties fo:font-variant="normal" fo:text-transform="none" fo:color="#333333" style:font-name="Consolas" fo:font-size="14pt" fo:letter-spacing="normal" fo:font-style="normal" fo:font-weight="bold" fo:background-color="transparent" style:font-size-asian="14pt" style:font-size-complex="14pt"/>
    </style:style>
    <style:style style:name="T14" style:family="text">
      <style:text-properties fo:font-variant="normal" fo:text-transform="none" fo:color="#333333" style:font-name="Consolas" fo:font-size="14pt" fo:letter-spacing="normal" fo:font-style="normal" fo:font-weight="normal" fo:background-color="transparent" style:font-size-asian="14pt" style:font-size-complex="14pt"/>
    </style:style>
    <style:style style:name="T15" style:family="text">
      <style:text-properties fo:font-variant="normal" fo:text-transform="none" fo:color="#333333" style:font-name="Consolas" fo:font-size="14pt" fo:letter-spacing="normal" fo:font-style="normal" fo:font-weight="normal" fo:background-color="#f8f8f8" style:font-size-asian="14pt" style:font-size-complex="14pt"/>
    </style:style>
    <style:style style:name="T16" style:family="text">
      <style:text-properties fo:font-variant="normal" fo:text-transform="none" fo:color="#333333" style:font-name="Consolas" fo:font-size="14pt" fo:letter-spacing="normal" fo:font-style="normal" fo:font-weight="normal" style:font-size-asian="14pt" style:font-size-complex="14pt"/>
    </style:style>
    <style:style style:name="T17" style:family="text">
      <style:text-properties fo:font-variant="normal" fo:text-transform="none" fo:color="#333333" style:font-name="Helvetica Neue" fo:font-size="8.85000038146973pt" fo:letter-spacing="normal" fo:font-style="normal" fo:font-weight="normal"/>
    </style:style>
    <style:style style:name="T18" style:family="text">
      <style:text-properties fo:font-variant="normal" fo:text-transform="none" fo:color="#333333" style:font-name="Helvetica Neue" fo:letter-spacing="normal" fo:font-style="normal" fo:font-weight="normal"/>
    </style:style>
    <style:style style:name="T19" style:family="text">
      <style:text-properties fo:font-variant="normal" fo:text-transform="none" fo:color="#333333" style:font-name="Helvetica Neue" fo:font-size="14pt" fo:letter-spacing="normal" fo:font-style="normal" fo:font-weight="normal" style:font-size-asian="14pt" style:font-size-complex="14pt"/>
    </style:style>
    <style:style style:name="T20" style:family="text">
      <style:text-properties fo:font-variant="normal" fo:text-transform="none" fo:color="#333333" style:font-name="Helvetica Neue" fo:font-size="10.1000003814697pt" fo:letter-spacing="normal" fo:font-style="normal" fo:font-weight="normal"/>
    </style:style>
    <style:style style:name="T21" style:family="text">
      <style:text-properties fo:font-variant="normal" fo:text-transform="none" fo:color="#999988" style:font-name="Consolas" fo:font-size="8.19999980926514pt" fo:letter-spacing="normal" fo:font-style="normal" fo:font-weight="normal" fo:background-color="transparent"/>
    </style:style>
    <style:style style:name="T22" style:family="text">
      <style:text-properties fo:font-variant="normal" fo:text-transform="none" fo:color="#999988" style:font-name="Consolas" fo:letter-spacing="normal" fo:font-style="normal" fo:font-weight="normal" fo:background-color="transparent"/>
    </style:style>
    <style:style style:name="T23" style:family="text">
      <style:text-properties fo:font-variant="normal" fo:text-transform="none" fo:color="#999988" style:font-name="Consolas" fo:font-size="14pt" fo:letter-spacing="normal" fo:font-style="normal" fo:font-weight="normal" fo:background-color="transparent" style:font-size-asian="14pt" style:font-size-complex="14pt"/>
    </style:style>
    <style:style style:name="T24" style:family="text">
      <style:text-properties fo:font-variant="normal" fo:text-transform="none" fo:color="#dd1144" style:font-name="Consolas" fo:font-size="8.19999980926514pt" fo:letter-spacing="normal" fo:font-style="normal" fo:font-weight="normal" fo:background-color="transparent"/>
    </style:style>
    <style:style style:name="T25" style:family="text">
      <style:text-properties fo:font-variant="normal" fo:text-transform="none" fo:color="#dd1144" style:font-name="Consolas" fo:letter-spacing="normal" fo:font-style="normal" fo:font-weight="normal" fo:background-color="transparent"/>
    </style:style>
    <style:style style:name="T26" style:family="text">
      <style:text-properties fo:font-variant="normal" fo:text-transform="none" fo:color="#dd1144" style:font-name="Consolas" fo:font-size="14pt" fo:letter-spacing="normal" fo:font-style="normal" fo:font-weight="normal" fo:background-color="transparent" style:font-size-asian="14pt" style:font-size-complex="14pt"/>
    </style:style>
    <style:style style:name="T27" style:family="text">
      <style:text-properties fo:font-variant="normal" fo:text-transform="none" fo:color="#e0311d" style:text-line-through-style="none" style:font-name="Helvetica Neue" fo:font-size="8.85000038146973pt" fo:letter-spacing="normal" fo:font-style="normal" style:text-underline-style="none" fo:font-weight="normal" style:text-blinking="false" fo:background-color="transparent"/>
    </style:style>
    <style:style style:name="T28" style:family="text">
      <style:text-properties fo:font-variant="normal" fo:text-transform="none" fo:color="#e0311d" style:text-line-through-style="none" style:font-name="Helvetica Neue" fo:letter-spacing="normal" fo:font-style="normal" style:text-underline-style="none" fo:font-weight="normal" style:text-blinking="false" fo:background-color="transparent"/>
    </style:style>
    <style:style style:name="T29" style:family="text">
      <style:text-properties fo:font-variant="normal" fo:text-transform="none" fo:color="#e0311d" style:text-line-through-style="none" style:font-name="Helvetica Neue" fo:font-size="14pt" fo:letter-spacing="normal" fo:font-style="normal" style:text-underline-style="none" fo:font-weight="normal" style:text-blinking="false" fo:background-color="transparent" style:font-size-asian="14pt" style:font-size-complex="14pt"/>
    </style:style>
    <style:style style:name="T30" style:family="text">
      <style:text-properties fo:font-variant="normal" fo:text-transform="none" fo:color="#555555" style:font-name="Montserrat" fo:font-size="12.6499996185303pt" fo:letter-spacing="normal" fo:font-style="normal" fo:font-weight="normal"/>
    </style:style>
    <style:style style:name="T31" style:family="text">
      <style:text-properties fo:font-variant="normal" fo:text-transform="none" fo:color="#555555" style:font-name="Montserrat" fo:letter-spacing="normal" fo:font-style="normal" fo:font-weight="normal"/>
    </style:style>
    <style:style style:name="T32" style:family="text">
      <style:text-properties fo:font-variant="normal" fo:text-transform="none" fo:color="#222222" style:font-name="Helvetica Neue" fo:letter-spacing="normal" fo:font-style="normal" fo:font-weight="normal"/>
    </style:style>
    <style:style style:name="T33" style:family="text">
      <style:text-properties fo:font-variant="normal" fo:text-transform="none" fo:color="#222222" style:font-name="Lucida Grande" fo:letter-spacing="normal" fo:font-style="normal" fo:font-weight="normal"/>
    </style:style>
    <style:style style:name="T34" style:family="text">
      <style:text-properties fo:font-variant="normal" fo:text-transform="none" fo:color="#222222" style:font-name="Lucida Grande" fo:font-size="10.1000003814697pt" fo:letter-spacing="normal" fo:font-style="normal" fo:font-weight="normal"/>
    </style:style>
    <style:style style:name="T35" style:family="text">
      <style:text-properties fo:font-variant="normal" fo:text-transform="none" fo:color="#222222" style:font-name="monospace" fo:letter-spacing="normal" fo:font-style="normal" fo:font-weight="normal" fo:background-color="#ecf0f3"/>
    </style:style>
    <style:style style:name="T36" style:family="text">
      <style:text-properties fo:font-variant="normal" fo:text-transform="none" fo:color="#222222" style:font-name="monospace" fo:font-size="9.44999980926514pt" fo:letter-spacing="normal" fo:font-style="normal" fo:font-weight="normal" fo:background-color="#ecf0f3"/>
    </style:style>
    <style:style style:name="T37" style:family="text">
      <style:text-properties fo:font-variant="normal" fo:text-transform="none" fo:color="#0072aa" style:text-line-through-style="none" style:font-name="monospace" fo:letter-spacing="normal" fo:font-style="normal" style:text-underline-style="none" fo:font-weight="normal" style:text-blinking="false" fo:background-color="transparent"/>
    </style:style>
    <style:style style:name="T38" style:family="text">
      <style:text-properties fo:font-variant="normal" fo:text-transform="none" fo:color="#0072aa" style:text-line-through-style="none" style:font-name="monospace" fo:font-size="9.44999980926514pt" fo:letter-spacing="normal" fo:font-style="normal" style:text-underline-style="none" fo:font-weight="normal" style:text-blinking="false" fo:background-color="transparent"/>
    </style:style>
    <style:style style:name="T39" style:family="text">
      <style:text-properties fo:color="#e0311d" style:text-line-through-style="none" style:text-underline-style="none" style:text-blinking="false" fo:background-color="transparent"/>
    </style:style>
    <style:style style:name="T40" style:family="text">
      <style:text-properties fo:color="#e0311d" style:text-line-through-style="none" fo:font-size="14pt" style:text-underline-style="none" style:text-blinking="false" fo:background-color="transparent" style:font-size-asian="14pt" style:font-size-complex="14pt"/>
    </style:style>
    <style:style style:name="T4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learn.sparkfun.com/tutorials/python-gui-guide-introduction-to-tkinter/hello-world" text:style-name="Internet_20_link" text:visited-style-name="Visited_20_Internet_20_Link"><text:span text:style-name="T41">https://learn.sparkfun.com/tutorials/python-gui-guide-introduction-to-tkinter/hello-world</text:span></text:a></text:p>
      <text:p text:style-name="P12"/>
      <text:h text:style-name="P13" text:outline-level="2">Introduction</text:h>
      <text:p text:style-name="P3"><text:a xlink:type="simple" xlink:href="https://www.sparkfun.com/python" text:style-name="Internet_20_link" text:visited-style-name="Visited_20_Internet_20_Link"><text:span text:style-name="T29">Python</text:span></text:a><text:span text:style-name="T19"> is generally more popular as a sequential programming language that is called from the command line interface (CLI). However, several frameworks exist that offer the ability to create slick graphical user interfaces (GUI) with Python. Combined with a single board computer, like the Raspberry Pi, this ability to build GUIs opens up new possibilities to create your own dashboard for watching metrics, explore virtual instrumentation (like LabVIEW), or make pretty buttons to control your hardware.</text:span></text:p>
      <text:p text:style-name="P1"/>
      <text:p text:style-name="Text_20_body"><text:span text:style-name="T19">In this tutorial, we'll go through the basics of Tkinter (pronounced "Tee-Kay-Inter", as it's the "TK Interface" framework), which is the default GUI package that comes bundled with Python. Other frameworks exist, such as </text:span><text:a xlink:type="simple" xlink:href="https://wxpython.org/" text:style-name="Internet_20_link" text:visited-style-name="Visited_20_Internet_20_Link"><text:span text:style-name="T29">wxPython</text:span></text:a><text:span text:style-name="T19">, </text:span><text:a xlink:type="simple" xlink:href="https://riverbankcomputing.com/software/pyqt/intro" text:style-name="Internet_20_link" text:visited-style-name="Visited_20_Internet_20_Link"><text:span text:style-name="T29">PyQt</text:span></text:a><text:span text:style-name="T19">, and </text:span><text:a xlink:type="simple" xlink:href="https://kivy.org/" text:style-name="Internet_20_link" text:visited-style-name="Visited_20_Internet_20_Link"><text:span text:style-name="T29">Kivy</text:span></text:a><text:span text:style-name="T19">. While some of these might be more powerful, Tkinter is easy to learn, comes with Python, and shares the same open source license as Python.</text:span></text:p>
      <text:p text:style-name="P3"><text:span text:style-name="T19">Later in the tutorial, we'll show how to control various pieces of hardware from a Tkinter GUI and then how to pull a </text:span><text:a xlink:type="simple" xlink:href="https://learn.sparkfun.com/tutorials/graph-sensor-data-with-python-and-matplotlib" text:style-name="Internet_20_link" text:visited-style-name="Visited_20_Internet_20_Link"><text:span text:style-name="T29">Matplotlib</text:span></text:a><text:span text:style-name="T19"> graph into an interface. The first part of the tutorial (Tkinter basics) can be accomplished on any computer without special hardware. The parts that require controlling hardware or reading from a sensor will be shown on a </text:span><text:a xlink:type="simple" xlink:href="https://www.sparkfun.com/products/14643" text:style-name="Internet_20_link" text:visited-style-name="Visited_20_Internet_20_Link"><text:span text:style-name="T29">Raspberry Pi</text:span></text:a><text:span text:style-name="T19">.</text:span></text:p>
      <text:p text:style-name="P1"><text:line-break/><text:span text:style-name="T31">Required Materials</text:span></text:p>
      <text:p text:style-name="P4">To work through the activities in this tutorial, you will need a few pieces of hardware:</text:p>
      <text:p text:style-name="P1"/>
      <text:h text:style-name="P14" text:outline-level="2">Hello, World!</text:h>
      <text:p text:style-name="P2"><text:span text:style-name="T41">Let's start with a basic example. If you don't have a Raspberry Pi, you can install </text:span><text:a xlink:type="simple" xlink:href="https://www.python.org/" text:style-name="Internet_20_link" text:visited-style-name="Visited_20_Internet_20_Link"><text:span text:style-name="T40">Python</text:span></text:a><text:span text:style-name="T41"> on your computer to run this demo and the "Temperature Converter" experiment.</text:span></text:p>
      <text:h text:style-name="P11" text:outline-level="3">Run the Program</text:h>
      <text:p text:style-name="P2"><text:span text:style-name="T41">Copy the following into a new file. Save it, and give it a name like </text:span><text:span text:style-name="Emphasis"><text:span text:style-name="T41">tkinter_hello.py</text:span></text:span><text:span text:style-name="T41">.</text:span></text:p>
      <text:p text:style-name="P16">COPY CODE</text:p>
      <text:p text:style-name="P1"><text:soft-page-break/></text:p>
      <text:p text:style-name="P1"/>
      <text:p text:style-name="P15"><text:span text:style-name="Source_20_Text"><text:span text:style-name="T13">import</text:span></text:span><text:span text:style-name="Source_20_Text"><text:span text:style-name="T14"> tkinter </text:span></text:span><text:span text:style-name="Source_20_Text"><text:span text:style-name="T13">as</text:span></text:span><text:span text:style-name="Source_20_Text"><text:span text:style-name="T14"> tk</text:span></text:span></text:p>
      <text:p text:style-name="P18"/>
      <text:p text:style-name="P17"><text:span text:style-name="Source_20_Text"><text:span text:style-name="T23"># Create the main window</text:span></text:span></text:p>
      <text:p text:style-name="P17"><text:span text:style-name="Source_20_Text"><text:span text:style-name="T14">root </text:span></text:span><text:span text:style-name="Source_20_Text"><text:span text:style-name="T13">=</text:span></text:span><text:span text:style-name="Source_20_Text"><text:span text:style-name="T14"> tk.Tk()</text:span></text:span></text:p>
      <text:p text:style-name="P17"><text:span text:style-name="Source_20_Text"><text:span text:style-name="T14">root.title(</text:span></text:span><text:span text:style-name="Source_20_Text"><text:span text:style-name="T26">"My GUI"</text:span></text:span><text:span text:style-name="Source_20_Text"><text:span text:style-name="T14">)</text:span></text:span></text:p>
      <text:p text:style-name="P18"/>
      <text:p text:style-name="P17"><text:span text:style-name="Source_20_Text"><text:span text:style-name="T23"># Create label</text:span></text:span></text:p>
      <text:p text:style-name="P17"><text:span text:style-name="Source_20_Text"><text:span text:style-name="T14">label </text:span></text:span><text:span text:style-name="Source_20_Text"><text:span text:style-name="T13">=</text:span></text:span><text:span text:style-name="Source_20_Text"><text:span text:style-name="T14"> tk.Label(root, text</text:span></text:span><text:span text:style-name="Source_20_Text"><text:span text:style-name="T13">=</text:span></text:span><text:span text:style-name="Source_20_Text"><text:span text:style-name="T26">"Hello, World!"</text:span></text:span><text:span text:style-name="Source_20_Text"><text:span text:style-name="T14">)</text:span></text:span></text:p>
      <text:p text:style-name="P18"/>
      <text:p text:style-name="P17"><text:span text:style-name="Source_20_Text"><text:span text:style-name="T23"># Lay out label</text:span></text:span></text:p>
      <text:p text:style-name="P17"><text:span text:style-name="Source_20_Text"><text:span text:style-name="T14">label.pack()</text:span></text:span></text:p>
      <text:p text:style-name="P18"/>
      <text:p text:style-name="P17"><text:span text:style-name="Source_20_Text"><text:span text:style-name="T23"># Run forever!</text:span></text:span></text:p>
      <text:p text:style-name="P17"><text:span text:style-name="Source_20_Text"><text:span text:style-name="T14">root.mainloop()</text:span></text:span></text:p>
      <text:p text:style-name="P1"/>
      <text:p text:style-name="P5"><text:span text:style-name="T19">Run the program from the command line with </text:span><text:span text:style-name="Source_20_Text"><text:span text:style-name="T15">python tkinter_hello.py</text:span></text:span><text:span text:style-name="T19">. You should see a new window pop up with the phrase "Hello, World!" If you expand the window, you should see the phrase "My GUI" set in the title bar (you might have to expand the window to see it).</text:span></text:p>
      <text:p text:style-name="P6"><text:span text:style-name="T18"/></text:p>
      <text:h text:style-name="P10" text:outline-level="3"><text:span text:style-name="T1">Code to Note</text:span></text:h>
      <text:p text:style-name="P4">Let's break down the relatively simple program. In the first line,</text:p>
      <text:p text:style-name="P15"><text:span text:style-name="T16">COPY CODE</text:span><text:span text:style-name="Source_20_Text"><text:span text:style-name="T13">import</text:span></text:span><text:span text:style-name="Source_20_Text"><text:span text:style-name="T14"> tkinter </text:span></text:span><text:span text:style-name="Source_20_Text"><text:span text:style-name="T13">as</text:span></text:span><text:span text:style-name="Source_20_Text"><text:span text:style-name="T14"> tk</text:span></text:span></text:p>
      <text:p text:style-name="P9"><text:span text:style-name="T19">we import the Tkinter module and shorten the name to </text:span><text:span text:style-name="Source_20_Text"><text:span text:style-name="T15">tk</text:span></text:span><text:span text:style-name="T19">. We do this to save us some typing in the rest of the code: we just need to type </text:span><text:span text:style-name="Source_20_Text"><text:span text:style-name="T15">tk</text:span></text:span><text:span text:style-name="T19"> instead of </text:span><text:span text:style-name="Source_20_Text"><text:span text:style-name="T15">tkinter</text:span></text:span><text:span text:style-name="T19">.</text:span></text:p>
      <text:p text:style-name="P9"><text:span text:style-name="T19">In other Tkinter guides, you might see the import written as </text:span><text:span text:style-name="Source_20_Text"><text:span text:style-name="T15">from tkinter import *</text:span></text:span><text:span text:style-name="T19">. This says to import all classes, functions, and variables from the Tkinter package into the global space. While this might make typing easier (e.g. you would only need to type </text:span><text:span text:style-name="Source_20_Text"><text:span text:style-name="T15">Tk()</text:span></text:span><text:span text:style-name="T19"> instead of </text:span><text:span text:style-name="Source_20_Text"><text:span text:style-name="T15">tk.Tk()</text:span></text:span><text:span text:style-name="T19">), it has the downside of cluttering your global workspace. In a larger application, you would need to keep track of all these global variables in your head, which can be quite difficult! For example, Tkinter has a variable named </text:span><text:span text:style-name="Source_20_Text"><text:span text:style-name="T15">E</text:span></text:span><text:span text:style-name="T19"> (which we'll see in a later example), and it's much easier to remember that you mean Tkinter's version of </text:span><text:span text:style-name="Source_20_Text"><text:span text:style-name="T15">E</text:span></text:span><text:span text:style-name="T19"> (rather than </text:span><text:span text:style-name="Source_20_Text"><text:span text:style-name="T15">E</text:span></text:span><text:span text:style-name="T19"> from another module) by having to write </text:span><text:span text:style-name="Source_20_Text"><text:span text:style-name="T15">tk.E</text:span></text:span><text:span text:style-name="T19">.</text:span></text:p>
      <text:p text:style-name="P9"><text:span text:style-name="T19">Next, we create a </text:span><text:span text:style-name="Emphasis"><text:span text:style-name="T19">root</text:span></text:span><text:span text:style-name="T19"> window by calling Tkinter's constructor, </text:span><text:span text:style-name="Source_20_Text"><text:span text:style-name="T15">tk.Tk()</text:span></text:span><text:span text:style-name="T19">.</text:span></text:p>
      <text:p text:style-name="P15"><text:span text:style-name="T16">COPY CODE</text:span><text:span text:style-name="Source_20_Text"><text:span text:style-name="T14">root </text:span></text:span><text:span text:style-name="Source_20_Text"><text:span text:style-name="T13">=</text:span></text:span><text:span text:style-name="Source_20_Text"><text:span text:style-name="T14"> tk.Tk()</text:span></text:span></text:p>
      <text:p text:style-name="P9"><text:soft-page-break/><text:span text:style-name="T19">This automatically creates a graphical window with the necessary title bar, minimize, maximize, and close buttons (the size and location of these are based on your operating system's preferences). We save a handle to this window in the variable </text:span><text:span text:style-name="Source_20_Text"><text:span text:style-name="T15">root</text:span></text:span><text:span text:style-name="T19">. This handle allows us to put other things in the window and reconfigure it (e.g. size) as necessary. For example, we can change the name in the title bar by calling the </text:span><text:span text:style-name="Source_20_Text"><text:span text:style-name="T15">title</text:span></text:span><text:span text:style-name="T19"> method in the root window:</text:span></text:p>
      <text:p text:style-name="P15"><text:span text:style-name="T16">COPY CODE</text:span><text:span text:style-name="Source_20_Text"><text:span text:style-name="T14">root.title(</text:span></text:span><text:span text:style-name="Source_20_Text"><text:span text:style-name="T26">"My GUI"</text:span></text:span><text:span text:style-name="Source_20_Text"><text:span text:style-name="T14">)</text:span></text:span></text:p>
      <text:p text:style-name="P6"><text:span text:style-name="T18">.---------------------------------------</text:span></text:p>
      <text:p text:style-name="P6"><text:span text:style-name="T18"/></text:p>
      <text:p text:style-name="P6"><text:a xlink:type="simple" xlink:href="https://docs.python.org/es/3/" text:style-name="Internet_20_link" text:visited-style-name="Visited_20_Internet_20_Link"><text:span text:style-name="T18">https://docs.python.org/es/3/</text:span></text:a></text:p>
      <text:p text:style-name="P6"><text:span text:style-name="T18"/></text:p>
      <text:p text:style-name="P6"><text:a xlink:type="simple" xlink:href="https://docs.python.org/es/3/library/tkinter.html#module-tkinter" text:style-name="Internet_20_link" text:visited-style-name="Visited_20_Internet_20_Link"><text:span text:style-name="T18">https://docs.python.org/es/3/library/tkinter.html#module-tkinter</text:span></text:a></text:p>
      <text:p text:style-name="P6"><text:span text:style-name="T18"/></text:p>
      <text:p text:style-name="P6"><text:span text:style-name="T33">Ejecutar </text:span><text:span text:style-name="Source_20_Text"><text:span text:style-name="T35">python -m tkinter</text:span></text:span><text:span text:style-name="T32"> </text:span><text:span text:style-name="T33">desde la línea de comandos debería abrir una ventana que demuestre una interfaz Tk simple para saber si </text:span><text:a xlink:type="simple" xlink:href="https://docs.python.org/es/3/library/tkinter.html#module-tkinter" text:style-name="Internet_20_link" text:visited-style-name="Visited_20_Internet_20_Link"><text:span text:style-name="Source_20_Text"><text:span text:style-name="T37">tkinter</text:span></text:span></text:a><text:span text:style-name="T32"> </text:span><text:span text:style-name="T33">está instalado correctamente en su sistema. </text:span></text:p>
      <text:p text:style-name="P6"><text:span text:style-name="T18"/></text:p>
      <text:p text:style-name="P6"><text:span text:style-name="T18"/></text:p>
      <text:p text:style-name="P7"><text:a xlink:type="simple" xlink:href="https://tkdocs.com/shipman/" text:style-name="Internet_20_link" text:visited-style-name="Visited_20_Internet_20_Link"><text:span text:style-name="T18">https://tkdocs.com/shipman/</text:span></text:a></text:p>
      <text:p text:style-name="P7"><text:span text:style-name="T18"/></text:p>
      <text:h text:style-name="P19" text:outline-level="1"><text:span text:style-name="T4">Tkinter</text:span><text:span text:style-name="T3"> 8.5 reference: a GUI for Python</text:span></text:h>
      <text:p text:style-name="P7"><text:span text:style-name="T18"/></text:p>
      <text:list xml:id="list1333089574358648416" text:style-name="L1">
        <text:list-item>
          <text:p text:style-name="P8"><text:span text:style-name="T18">A cross-platform graphical user interface builder for Python</text:span></text:p>
        </text:list-item>
        <text:list-item>
          <text:p text:style-name="P8"><text:span text:style-name="T18">2. A minimal application</text:span></text:p>
        </text:list-item>
      </text:list>
      <text:p text:style-name="P7"><text:span text:style-name="T18"/></text:p>
      <text:p text:style-name="P7"><text:span text:style-name="T18"/></text:p>
      <text:p text:style-name="P7"><text:span text:style-name="T18"/></text:p>
      <text:p text:style-name="P7"><text:span text:style-name="T18">#!/usr/bin/env python 1 import Tkinter as tk 2 class Application(tk.Frame): 3 def __init__(self, master=None): tk.Frame.__init__(self, master) 4 self.grid() 5 self.createWidgets() def createWidgets(self): self.quitButton = tk.Button(self, text='Quit', command=self.quit) 6 self.quitButton.grid() 7 app = Application() 8 app.master.title('Sample application') 9 app.mainloop() 10</text:span></text:p>
      <text:p text:style-name="P7"><text:span text:style-name="T18"/></text:p>
      <text:p text:style-name="P7"><text:span text:style-name="T18">.--------------------------------------------</text:span></text:p>
      <text:p text:style-name="P7"><text:span text:style-name="T18"/></text:p>
      <text:p text:style-name="P7"><text:a xlink:type="simple" xlink:href="https://python-para-impacientes.blogspot.com/2014/01/entrada-estandar-input.html" text:style-name="Internet_20_link" text:visited-style-name="Visited_20_Internet_20_Link"><text:span text:style-name="T18">https://python-para-impacientes.blogspot.com/2014/01/entrada-estandar-input.html</text:span></text:a></text:p>
      <text:p text:style-name="P7"><text:span text:style-name="T18"/></text:p>
      <text:p text:style-name="P7"><text:span text:style-name="T18"/></text:p>
      <text:p text:style-name="P7"><text:soft-page-break/><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Courier, monospace"/>
    <style:font-face style:name="Helvetica Neue" svg:font-family="'Helvetica Neue', Helvetica, Arial, sans-serif"/>
    <style:font-face style:name="Lucida Grande" svg:font-family="'Lucida Grande', Arial, sans-serif"/>
    <style:font-face style:name="Montserrat" svg:font-family="Montserrat, 'Helvetica Neue', Helvetica, Arial, sans-serif"/>
    <style:font-face style:name="monospace" svg:font-family="monospace, sans-serif"/>
    <style:font-face style:name="sans-serif" svg:font-family="sans-serif"/>
    <style:font-face style:name="serif" svg:font-family="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erez</meta:initial-creator>
    <meta:creation-date>2021-04-16T02:51:26</meta:creation-date>
    <dc:date>2021-04-16T07:55:59</dc:date>
    <dc:creator>Juan Perez</dc:creator>
    <meta:editing-duration>PT4H49M18S</meta:editing-duration>
    <meta:editing-cycles>2</meta:editing-cycles>
    <meta:generator>OpenOffice/4.1.8$Unix OpenOffice.org_project/418m3$Build-9803</meta:generator>
    <meta:document-statistic meta:table-count="0" meta:image-count="0" meta:object-count="0" meta:page-count="4" meta:paragraph-count="43" meta:word-count="719" meta:character-count="4711"/>
  </office:meta>
</office:document-meta>
</file>